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66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59cm" svg:stroke-color="#ff3333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159cm" svg:stroke-color="#ff3333" draw:marker-start-width="0.438cm" draw:marker-end="Arrow" draw:marker-end-width="0.538cm" draw:fill="none" draw:textarea-vertical-align="middle" fo:padding-top="0.204cm" fo:padding-bottom="0.204cm" fo:padding-left="0.329cm" fo:padding-right="0.329cm" draw:shadow="hidden"/>
    </style:style>
    <style:style style:name="gr8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3.321cm" style:use-optimal-column-width="false"/>
    </style:style>
    <style:style style:name="co2" style:family="table-column">
      <style:table-column-properties style:column-width="3.33cm" style:use-optimal-column-width="false"/>
    </style:style>
    <style:style style:name="ro1" style:family="table-row">
      <style:table-row-properties style:row-height="1.98cm"/>
    </style:style>
    <style:style style:name="ro2" style:family="table-row">
      <style:table-row-properties style:row-height="1.985cm"/>
    </style:style>
    <style:style style:name="ce1" style:family="table-cell">
      <style:graphic-properties style:repeat="repeat"/>
      <style:text-properties fo:font-size="24pt" style:font-size-asian="24pt" style:font-size-complex="24pt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3333" fo:font-size="20pt" style:font-size-asian="20pt" style:font-size-complex="20pt"/>
    </style:style>
    <style:style style:name="T3" style:family="text">
      <style:text-properties fo:color="#ff33ff" fo:font-size="20pt" style:font-size-asian="20pt" style:font-size-complex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36.433cm" svg:y="7.22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20.685cm" svg:y="7.1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41.126cm" svg:y="14.57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36.282cm" svg:y="14.58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23.825cm" svg:y="3.413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23.152cm" svg:y="10.77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38.822cm" svg:y="14.57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28.543cm" svg:y="7.22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23.86cm" svg:y="7.206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34.528cm" svg:y="10.90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39.203cm" svg:y="10.90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36.979cm" svg:y="10.906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4.46cm" svg:y1="4.629cm" svg:x2="21.412cm" svg:y2="7.042cm">
          <text:p/>
        </draw:line>
        <draw:line draw:style-name="gr3" draw:text-style-name="P1" draw:layer="layout" svg:x1="24.286cm" svg:y1="4.93cm" svg:x2="24.368cm" svg:y2="7.223cm">
          <text:p/>
        </draw:line>
        <draw:line draw:style-name="gr3" draw:text-style-name="P1" draw:layer="layout" svg:x1="24.46cm" svg:y1="4.756cm" svg:x2="29.067cm" svg:y2="7.223cm">
          <text:p/>
        </draw:line>
        <draw:line draw:style-name="gr3" draw:text-style-name="P1" draw:layer="layout" svg:x1="24.46cm" svg:y1="4.629cm" svg:x2="36.814cm" svg:y2="7.223cm">
          <text:p/>
        </draw:line>
        <draw:line draw:style-name="gr3" draw:text-style-name="P1" draw:layer="layout" svg:x1="37.233cm" svg:y1="8.51cm" svg:x2="35.201cm" svg:y2="10.796cm">
          <text:p/>
        </draw:line>
        <draw:line draw:style-name="gr3" draw:text-style-name="P1" draw:layer="layout" svg:x1="37.233cm" svg:y1="8.51cm" svg:x2="37.614cm" svg:y2="10.923cm">
          <text:p/>
        </draw:line>
        <draw:line draw:style-name="gr3" draw:text-style-name="P1" draw:layer="layout" svg:x1="37.233cm" svg:y1="8.51cm" svg:x2="39.773cm" svg:y2="10.796cm">
          <text:p/>
        </draw:line>
        <draw:line draw:style-name="gr3" draw:text-style-name="P1" draw:layer="layout" svg:x1="40.092cm" svg:y1="12.176cm" svg:x2="39.457cm" svg:y2="14.589cm">
          <text:p/>
        </draw:line>
        <draw:line draw:style-name="gr3" draw:text-style-name="P1" draw:layer="layout" svg:x1="40.219cm" svg:y1="12.176cm" svg:x2="41.743cm" svg:y2="14.589cm">
          <text:p/>
        </draw:line>
        <draw:line draw:style-name="gr3" draw:text-style-name="P1" draw:layer="layout" svg:x1="37.425cm" svg:y1="12.176cm" svg:x2="37.044cm" svg:y2="14.699cm">
          <text:p/>
        </draw:line>
        <draw:custom-shape draw:style-name="gr2" draw:text-style-name="P1" draw:layer="layout" svg:width="1.27cm" svg:height="1.27cm" svg:x="13.827cm" svg:y="3.34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1.758cm" svg:y="7.0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6.433cm" svg:y="7.0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4.209cm" svg:y="7.08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463cm" svg:y1="4.684cm" svg:x2="12.431cm" svg:y2="6.97cm">
          <text:p/>
        </draw:line>
        <draw:line draw:style-name="gr3" draw:text-style-name="P1" draw:layer="layout" svg:x1="14.463cm" svg:y1="4.684cm" svg:x2="14.844cm" svg:y2="7.097cm">
          <text:p/>
        </draw:line>
        <draw:line draw:style-name="gr3" draw:text-style-name="P1" draw:layer="layout" svg:x1="14.463cm" svg:y1="4.684cm" svg:x2="17.003cm" svg:y2="6.97cm">
          <text:p/>
        </draw:line>
        <draw:custom-shape draw:style-name="gr1" draw:text-style-name="P1" draw:layer="layout" svg:width="1.27cm" svg:height="1.27cm" svg:x="30.083cm" svg:y="11.05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27.779cm" svg:y="11.05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9.049cm" svg:y1="8.654cm" svg:x2="28.414cm" svg:y2="11.067cm">
          <text:p/>
        </draw:line>
        <draw:line draw:style-name="gr3" draw:text-style-name="P1" draw:layer="layout" svg:x1="29.176cm" svg:y1="8.654cm" svg:x2="30.7cm" svg:y2="11.067cm">
          <text:p/>
        </draw:line>
        <draw:custom-shape draw:style-name="gr1" draw:text-style-name="P1" draw:layer="layout" svg:width="1.27cm" svg:height="1.27cm" svg:x="4.126cm" svg:y="7.0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4.024cm" svg:y="3.341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684cm" svg:y1="4.684cm" svg:x2="4.684cm" svg:y2="7.097cm">
          <text:p/>
        </draw:line>
        <draw:custom-shape draw:style-name="gr1" draw:text-style-name="P1" draw:layer="layout" svg:width="1.27cm" svg:height="1.27cm" svg:x="41.235cm" svg:y="18.14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4.549cm" svg:y1="8.493cm" svg:x2="23.787cm" svg:y2="10.779cm">
          <text:p/>
        </draw:line>
        <draw:custom-shape draw:style-name="gr1" draw:text-style-name="P1" draw:layer="layout" svg:width="1.27cm" svg:height="1.27cm" svg:x="30.083cm" svg:y="14.22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1.743cm" svg:y1="15.859cm" svg:x2="41.87cm" svg:y2="18.145cm">
          <text:p/>
        </draw:line>
        <draw:custom-shape draw:style-name="gr1" draw:text-style-name="P1" draw:layer="layout" svg:width="1.27cm" svg:height="1.27cm" svg:x="8.894cm" svg:y="7.081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7.299cm" svg:y="3.34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6.59cm" svg:y="7.08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86cm" svg:y1="4.685cm" svg:x2="7.225cm" svg:y2="7.098cm">
          <text:p/>
        </draw:line>
        <draw:line draw:style-name="gr3" draw:text-style-name="P1" draw:layer="layout" svg:x1="7.987cm" svg:y1="4.685cm" svg:x2="9.511cm" svg:y2="7.098cm">
          <text:p/>
        </draw:line>
        <draw:custom-shape draw:style-name="gr2" draw:text-style-name="P1" draw:layer="layout" svg:width="1.27cm" svg:height="1.27cm" svg:x="1.384cm" svg:y="3.34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0.718cm" svg:y1="12.32cm" svg:x2="30.718cm" svg:y2="14.225cm">
          <text:p/>
        </draw:line>
        <draw:frame draw:style-name="gr4" draw:text-style-name="P2" draw:layer="layout" svg:width="12.575cm" svg:height="1.038cm" svg:x="15.097cm" svg:y="1.486cm">
          <draw:text-box>
            <text:p><text:span text:style-name="T1">Longest Increasing Subsequence Tree</text:span></text:p>
          </draw:text-box>
        </draw:frame>
        <draw:line draw:style-name="gr5" draw:text-style-name="P1" draw:layer="layout" svg:x1="22.209cm" svg:y1="6.969cm" svg:x2="23.86cm" svg:y2="5.699cm">
          <text:p/>
        </draw:line>
        <draw:line draw:style-name="gr5" draw:text-style-name="P1" draw:layer="layout" svg:x1="24.368cm" svg:y1="10.398cm" svg:x2="24.876cm" svg:y2="9.001cm">
          <text:p/>
        </draw:line>
        <draw:line draw:style-name="gr5" draw:text-style-name="P1" draw:layer="layout" svg:x1="24.749cm" svg:y1="6.715cm" svg:x2="24.622cm" svg:y2="5.318cm">
          <text:p/>
        </draw:line>
        <draw:line draw:style-name="gr6" draw:text-style-name="P1" draw:layer="layout" svg:x1="28.94cm" svg:y1="10.779cm" svg:x2="29.321cm" svg:y2="9.509cm">
          <text:p/>
        </draw:line>
        <draw:line draw:style-name="gr5" draw:text-style-name="P1" draw:layer="layout" svg:x1="31.226cm" svg:y1="13.827cm" svg:x2="31.099cm" svg:y2="12.684cm">
          <text:p/>
        </draw:line>
        <draw:line draw:style-name="gr5" draw:text-style-name="P1" draw:layer="layout" svg:x1="31.099cm" svg:y1="10.525cm" svg:x2="29.829cm" svg:y2="8.874cm">
          <text:p/>
        </draw:line>
        <draw:line draw:style-name="gr7" draw:text-style-name="P1" draw:layer="layout" svg:x1="28.813cm" svg:y1="6.588cm" svg:x2="26.4cm" svg:y2="5.318cm">
          <text:p/>
        </draw:line>
        <draw:line draw:style-name="gr8" draw:text-style-name="P1" draw:layer="layout" svg:x1="35.798cm" svg:y1="10.525cm" svg:x2="36.941cm" svg:y2="9.382cm">
          <text:p/>
        </draw:line>
        <draw:line draw:style-name="gr8" draw:text-style-name="P1" draw:layer="layout" svg:x1="37.449cm" svg:y1="14.208cm" svg:x2="37.703cm" svg:y2="12.684cm">
          <text:p/>
        </draw:line>
        <draw:line draw:style-name="gr8" draw:text-style-name="P1" draw:layer="layout" svg:x1="37.83cm" svg:y1="10.525cm" svg:x2="37.576cm" svg:y2="9.255cm">
          <text:p/>
        </draw:line>
        <draw:line draw:style-name="gr8" draw:text-style-name="P1" draw:layer="layout" svg:x1="39.862cm" svg:y1="14.208cm" svg:x2="40.243cm" svg:y2="12.811cm">
          <text:p/>
        </draw:line>
        <draw:line draw:style-name="gr5" draw:text-style-name="P1" draw:layer="layout" svg:x1="42.148cm" svg:y1="17.891cm" svg:x2="42.021cm" svg:y2="16.113cm">
          <text:p/>
        </draw:line>
        <draw:line draw:style-name="gr5" draw:text-style-name="P1" draw:layer="layout" svg:x1="41.894cm" svg:y1="14.081cm" svg:x2="40.751cm" svg:y2="12.43cm">
          <text:p/>
        </draw:line>
        <draw:line draw:style-name="gr5" draw:text-style-name="P1" draw:layer="layout" svg:x1="39.735cm" svg:y1="10.271cm" svg:x2="37.957cm" svg:y2="8.747cm">
          <text:p/>
        </draw:line>
        <draw:line draw:style-name="gr5" draw:text-style-name="P1" draw:layer="layout" svg:x1="36.56cm" svg:y1="6.715cm" svg:x2="25.638cm" svg:y2="4.556cm">
          <text:p/>
        </draw:line>
        <draw:frame draw:style-name="gr9" draw:text-style-name="P2" draw:layer="layout" svg:width="16.953cm" svg:height="12.843cm" svg:x="1.762cm" svg:y="11.414cm">
          <draw:text-box>
            <text:p><text:span text:style-name="T1">int </text:span><text:span text:style-name="T2">LISTree</text:span><text:span text:style-name="T1">(arr, len)</text:span></text:p>
            <text:p><text:span text:style-name="T1">{</text:span></text:p>
            <text:p><text:span text:style-name="T1"><text:tab/></text:span><text:span text:style-name="T1">if( len == 1)</text:span></text:p>
            <text:p><text:span text:style-name="T1"><text:tab/></text:span><text:span text:style-name="T1"><text:tab/></text:span><text:span text:style-name="T1">return 1</text:span></text:p>
            <text:p><text:span text:style-name="T1"><text:tab/></text:span><text:span text:style-name="T1">else</text:span></text:p>
            <text:p><text:span text:style-name="T1"><text:tab/></text:span><text:span text:style-name="T1">{</text:span></text:p>
            <text:p><text:span text:style-name="T1"><text:tab/></text:span><text:span text:style-name="T1"><text:tab/></text:span><text:span text:style-name="T3">max</text:span><text:span text:style-name="T1"> = 0</text:span></text:p>
            <text:p><text:span text:style-name="T1"><text:tab/></text:span><text:span text:style-name="T1"><text:tab/></text:span><text:span text:style-name="T1">for( i=1; i&lt;len i++)</text:span></text:p>
            <text:p><text:span text:style-name="T1"><text:tab/></text:span><text:span text:style-name="T1"><text:tab/></text:span><text:span text:style-name="T1">{</text:span></text:p>
            <text:p><text:span text:style-name="T1"><text:tab/></text:span><text:span text:style-name="T1"><text:tab/></text:span><text:span text:style-name="T1"><text:tab/></text:span><text:span text:style-name="T1">m = </text:span><text:span text:style-name="T2">LISTree</text:span><text:span text:style-name="T1">(arr, i)</text:span></text:p>
            <text:p><text:span text:style-name="T1"><text:tab/></text:span><text:span text:style-name="T1"><text:tab/></text:span><text:span text:style-name="T1"><text:tab/></text:span><text:span text:style-name="T1">if( arr[i] &lt; arr[len-1])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max = Max(max, m)</text:span><text:span text:style-name="T1"><text:tab/></text:span></text:p>
            <text:p><text:span text:style-name="T1"><text:tab/></text:span><text:span text:style-name="T1"><text:tab/></text:span><text:span text:style-name="T1">}</text:span></text:p>
            <text:p><text:span text:style-name="T1"><text:tab/></text:span><text:span text:style-name="T1"><text:tab/></text:span><text:span text:style-name="T1">return </text:span><text:span text:style-name="T3">max</text:span></text:p>
            <text:p><text:span text:style-name="T1"><text:tab/></text:span><text:span text:style-name="T1">}</text:span></text:p>
            <text:p><text:span text:style-name="T1">}</text:span></text:p>
          </draw:text-box>
        </draw:frame>
        <draw:frame draw:style-name="standard" draw:layer="layout" svg:width="19.934cm" svg:height="9.904cm" svg:x="19.11cm" svg:y="19.1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4">[0] = 1</text:span></text:p>
              </table:table-cell>
              <table:table-cell table:style-name="ce1">
                <text:p><text:span text:style-name="T4">2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<text:span text:style-name="T4">[1] = 2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6</text:span></text:p>
              </table:table-cell>
              <table:table-cell table:style-name="ce2"/>
              <table:table-cell table:style-name="ce2"/>
              <table:table-cell table:style-name="ce2"/>
            </table:table-row>
            <table:table-row table:style-name="ro1" table:default-cell-style-name="ce1">
              <table:table-cell>
                <text:p><text:span text:style-name="T4">[2] = 1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6</text:span></text:p>
              </table:table-cell>
              <table:table-cell>
                <text:p><text:span text:style-name="T4">1</text:span></text:p>
              </table:table-cell>
              <table:table-cell table:style-name="ce2"/>
              <table:table-cell table:style-name="ce2"/>
            </table:table-row>
            <table:table-row table:style-name="ro1" table:default-cell-style-name="ce1">
              <table:table-cell>
                <text:p><text:span text:style-name="T4">[3] = 2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6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4</text:span></text:p>
              </table:table-cell>
              <table:table-cell table:style-name="ce2"/>
            </table:table-row>
            <table:table-row table:style-name="ro2" table:default-cell-style-name="ce1">
              <table:table-cell>
                <text:p><text:span text:style-name="T4">[4] = 3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6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4</text:span></text:p>
              </table:table-cell>
              <table:table-cell>
                <text:p><text:span text:style-name="T4">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3" draw:layer="layout" svg:width="21.732cm" svg:height="1.276cm" svg:x="18.526cm" svg:y="16.875cm">
          <draw:text-box>
            <text:p><text:span text:style-name="T5">L[i] = 1 + Max(L[j]) j=1 to i-1 where j &lt; I and L[j] &lt; L[i]</text:span></text:p>
          </draw:text-box>
        </draw:frame>
        <draw:frame draw:style-name="gr10" draw:layer="layout" svg:width="0.502cm" svg:height="1.187cm" svg:x="20.812cm" svg:y="8.747cm">
          <draw:text-box>
            <text:p/>
          </draw:text-box>
        </draw:frame>
        <draw:frame draw:style-name="gr11" draw:layer="layout" svg:width="1.209cm" svg:height="0.962cm" svg:x="21.882cm" svg:y="7.304cm">
          <draw:text-box>
            <text:p>[0]</text:p>
          </draw:text-box>
        </draw:frame>
        <draw:frame draw:style-name="gr11" draw:layer="layout" svg:width="1.209cm" svg:height="0.962cm" svg:x="24.984cm" svg:y="7.331cm">
          <draw:text-box>
            <text:p>[1]</text:p>
          </draw:text-box>
        </draw:frame>
        <draw:frame draw:style-name="gr11" draw:layer="layout" svg:width="1.209cm" svg:height="0.962cm" svg:x="29.656cm" svg:y="7.404cm">
          <draw:text-box>
            <text:p>[2]</text:p>
          </draw:text-box>
        </draw:frame>
        <draw:frame draw:style-name="gr11" draw:layer="layout" svg:width="1.209cm" svg:height="0.962cm" svg:x="37.557cm" svg:y="7.304cm">
          <draw:text-box>
            <text:p>[3]</text:p>
          </draw:text-box>
        </draw:frame>
        <draw:frame draw:style-name="gr11" draw:layer="layout" svg:width="1.209cm" svg:height="0.962cm" svg:x="25.011cm" svg:y="3.494cm">
          <draw:text-box>
            <text:p>[4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45.72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3T15:51:57.712169000</meta:creation-date>
    <dc:date>2015-01-05T15:12:17.566202000</dc:date>
    <meta:editing-duration>PT4H3M7S</meta:editing-duration>
    <meta:editing-cycles>8</meta:editing-cycles>
    <meta:generator>LibreOffice/4.2.5.2$MacOSX_X86_64 LibreOffice_project/61cb170a04bb1f12e77c884eab9192be736ec5f5</meta:generator>
    <meta:document-statistic meta:object-count="72"/>
  </office:meta>
</office:document-meta>
</file>